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type="double" style:text-underline-width="auto" style:text-underline-color="font-color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 style:list-style-name="L6"/>
    <style:style style:name="P8" style:family="paragraph" style:parent-style-name="Standard" style:list-style-name="L7"/>
    <style:style style:name="P9" style:family="paragraph" style:parent-style-name="Standard" style:list-style-name="L8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 text:start-value="50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unction details and explanation:</text:p>
      <text:p text:style-name="Standard"/>
      <text:p text:style-name="Standard"># Step 1: Smoothening </text:p>
      <text:p text:style-name="Standard"><text:s text:c="4"/># Filtering periodic drops in power phase stream (Y)</text:p>
      <text:p text:style-name="P1"/>
      <text:list xml:id="list1543496528" text:style-name="L1">
        <text:list-item>
          <text:p text:style-name="P2">filter_drops(df_p, 'powerphase2'):</text:p>
          <text:p text:style-name="P2"/>
          <text:p text:style-name="P2">Arguments : df_p – dataframe of power csv from smart meter</text:p>
        </text:list-item>
      </text:list>
      <text:p text:style-name="Standard"><text:tab/><text:tab/><text:tab/>'powerphase2' – the filtering is applied on power meter, phase 'Y'</text:p>
      <text:p text:style-name="Standard"/>
      <text:p text:style-name="Standard"><text:tab/>Details : This methos takes the power meter data as a dataframe and the phase on which the <text:tab/><text:tab/>filter is to be applied in our case i.e. Phase 'Y'. </text:p>
      <text:p text:style-name="Standard"><text:tab/><text:tab/>If there are traingular drops in the data , it checks for any sych drop and then take a <text:tab/><text:tab/>window of 3 sample before the drop and 2 sample window after the drop and <text:tab/><text:tab/><text:tab/>replaces the drop point with the mean of the two window data point. This is repeated <text:tab/><text:tab/>for the entire phase 'Y' data set and finally a return a dataframe which has removed <text:tab/><text:tab/>all such periodic drops from the data. </text:p>
      <text:p text:style-name="Standard"/>
      <text:p text:style-name="Standard"><text:s/>#Step2: Edge Detection and Filtering unwanted events</text:p>
      <text:p text:style-name="Standard"/>
      <text:list xml:id="list721425054" text:style-name="L2">
        <text:list-item>
          <text:p text:style-name="P3">edge_detection(df_l, df_p):</text:p>
        </text:list-item>
      </text:list>
      <text:p text:style-name="Standard"/>
      <text:p text:style-name="Standard"><text:tab/>Arguments: df_l – dtaframe of light csv from power meter</text:p>
      <text:p text:style-name="Standard"><text:tab/><text:tab/><text:tab/>df_p – dataframe of power csv from light meter</text:p>
      <text:p text:style-name="Standard"><text:tab/>Details : This method generates all the edges that are detected in both the power and light <text:tab/><text:tab/>meter. This methos has furthur submethods for subtasking the task of edge detection <text:tab/><text:tab/>in separate modules for both the light and power edges detection.</text:p>
      <text:p text:style-name="Standard"/>
      <text:p text:style-name="Standard"><text:tab/>a. generate_power_edges(df_p):</text:p>
      <text:p text:style-name="Standard"><text:tab/><text:tab/>generate all the power edges for each data point by using the method</text:p>
      <text:p text:style-name="Standard"/>
      <text:p text:style-name="Standard"><text:tab/><text:tab/>i. check_if_power_edge(df_p, index, phase):</text:p>
      <text:p text:style-name="Standard"><text:tab/><text:tab/>Arguments : df_p – same as explained above</text:p>
      <text:p text:style-name="Standard"><text:tab/><text:tab/><text:tab/><text:tab/>index- The next data point in power dataframe to be checked for <text:tab/><text:tab/><text:tab/><text:tab/><text:tab/>power edge</text:p>
      <text:p text:style-name="Standard"><text:tab/><text:tab/><text:tab/><text:tab/>phase – The phase for which the edge detection is taking place ('R', <text:tab/><text:tab/><text:tab/><text:tab/>'Y', 'B')</text:p>
      <text:p text:style-name="Standard"><text:tab/><text:tab/>Details : </text:p>
      <text:p text:style-name="Standard"><text:tab/>b. generate_light_edge(df_l):</text:p>
      <text:p text:style-name="Standard"><text:tab/><text:tab/>generate all the light edges for each data point by using the method</text:p>
      <text:p text:style-name="Standard"/>
      <text:p text:style-name="Standard"><text:tab/><text:tab/>i. check_if_light_edge(df_p, index, phase):</text:p>
      <text:p text:style-name="Standard"><text:tab/><text:tab/>Arguments : df_p – same as explained above</text:p>
      <text:p text:style-name="Standard"><text:tab/><text:tab/><text:tab/><text:tab/>index- The next data point in light dataframe to be checked for <text:tab/><text:tab/><text:tab/><text:tab/><text:tab/>light edge</text:p>
      <text:p text:style-name="Standard"><text:tab/><text:tab/><text:tab/><text:tab/>phase – The phase for which the edge detection is taking place ('R', <text:tab/><text:tab/><text:tab/><text:tab/>'Y', 'B')</text:p>
      <text:p text:style-name="Standard"><text:tab/><text:tab/>Details :</text:p>
      <text:p text:style-name="Standard"><text:s/></text:p>
      <text:p text:style-name="Standard"><text:tab/>c. rising_edges_l_df, falling_edges_l_df = filter_hostel_edges( rising_edges_l_df, <text:tab/><text:soft-page-break/><text:tab/><text:tab/>falling_edges_l_df, 'lightphase', df_l)</text:p>
      <text:p text:style-name="Standard"><text:tab/></text:p>
      <text:p text:style-name="Standard"><text:tab/><text:tab/>Arguments : <text:s/>rising_edges_l_df – All the rising edges of light meter dataframe</text:p>
      <text:p text:style-name="Standard"><text:tab/><text:tab/><text:tab/><text:tab/> falling_edges_l_df – All the falling edges of light meter dataframe</text:p>
      <text:p text:style-name="Standard"><text:tab/><text:tab/><text:tab/><text:tab/>'lightphase' – light meter</text:p>
      <text:p text:style-name="Standard"><text:tab/><text:tab/><text:tab/><text:tab/>df_l – Ligh meter dataframe</text:p>
      <text:p text:style-name="Standard"><text:tab/><text:tab/>Return : rising_edges_l_df – Filtered rising edges of light meter dataframe</text:p>
      <text:p text:style-name="Standard"><text:tab/><text:tab/><text:tab/>falling_edges_l_df – Filtered <text:s/>falling edges of light meter dataframe</text:p>
      <text:p text:style-name="Standard"><text:tab/><text:tab/></text:p>
      <text:p text:style-name="Standard"><text:tab/><text:tab/>Details : Filters fridge events from phase 'B' of power meter from both rising and <text:tab/><text:tab/><text:tab/>falling edges.</text:p>
      <text:p text:style-name="Standard"><text:tab/><text:tab/><text:tab/>Filters washing machine, heater, press events from phase 'Y' of power meter <text:tab/><text:tab/><text:tab/>from both rising and falling edges.</text:p>
      <text:p text:style-name="Standard"/>
      <text:p text:style-name="Standard"><text:tab/>d. edge_list_l_df, edge_list_p_df = <text:s/>make_edge_list(rising_edges_l_df, falling_edges_l_df, <text:tab/><text:tab/>rising_edges_p_df, falling_edges_p_df)</text:p>
      <text:list xml:id="list2087518783" text:style-name="L3">
        <text:list-item>
          <text:list>
            <text:list-item>
              <text:list>
                <text:list-header>
                  <text:p text:style-name="P4"/>
                  <text:p text:style-name="P4">Argumnets : rising_edges_l_df – All the rising edges from light dataframe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4">falling_edges_l_df - All the falling edges from light dataframe</text:p>
                              <text:p text:style-name="P4">rising_edges_p_df – All the rising edges from power dataframe</text:p>
                              <text:p text:style-name="P4">falling_edges_p_df – All the falling edges from power dataframe</text:p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</text:list>
        </text:list-item>
      </text:list>
      <text:p text:style-name="Standard"><text:tab/><text:tab/>Returns : edge_list_l_df – The combined filtered rising and falling edges of light <text:tab/><text:tab/><text:tab/><text:tab/>meter</text:p>
      <text:p text:style-name="Standard"><text:tab/><text:tab/><text:tab/>edges_list_p_df – The combined filtered rising and falling edges of power <text:tab/><text:tab/><text:tab/><text:tab/>meter</text:p>
      <text:p text:style-name="Standard"><text:tab/><text:tab/>Details : This module concatenates the rising and falling edges of light and power <text:tab/><text:tab/><text:tab/>meter separately to be used for furthur processing.</text:p>
      <text:p text:style-name="Standard"/>
      <text:p text:style-name="Standard"><text:s/># Step 3 : Wifi Localization to determine each users location for the given dataset as in/out of hostel room classification<text:tab/></text:p>
      <text:p text:style-name="Standard"/>
      <text:list xml:id="list67451376" text:style-name="L4">
        <text:list-item>
          <text:p text:style-name="P5">formatted_csv_path = format_data(test_csv_path, 'train', i)</text:p>
        </text:list-item>
      </text:list>
      <text:p text:style-name="Standard"/>
      <text:p text:style-name="Standard"><text:tab/>Arguments : test_csv_path – Wifi csv pathfor the rooms occupant</text:p>
      <text:p text:style-name="Standard"><text:tab/><text:tab/><text:tab/>'train' : Not relevant</text:p>
      <text:p text:style-name="Standard"><text:tab/><text:tab/><text:tab/>i – The room number(1/2/3/4/5/6)</text:p>
      <text:p text:style-name="Standard"><text:tab/>Returns : formatted_csv_path – The formatted wifi csv created </text:p>
      <text:p text:style-name="Standard"><text:tab/><text:tab/></text:p>
      <text:p text:style-name="Standard"><text:tab/>Details : Creates a table with entries as following-</text:p>
      <text:p text:style-name="Standard"><text:tab/><text:tab/></text:p>
      <text:p text:style-name="Standard"><text:tab/><text:tab/>timestamp, MAC1, MAC2,.....,MACi, MAC(i + 1)......MACn, label</text:p>
      <text:p text:style-name="Standard"><text:tab/><text:tab/>where timestamp is the time MAC values are logged into the database, it is a 13 digit <text:tab/><text:tab/>timestamp, label is the manual tagging of the location by user , by inserting the <text:tab/><text:tab/><text:tab/>location into the EnergyLens <text:tab/>mobile app for trining purpose, and MACn is the n <text:tab/><text:tab/><text:tab/>number of MACs discovered during the period of data collection containing values <text:tab/><text:tab/>as RSSI values of the corresponding AP scanned every 20 seconds.</text:p>
      <text:p text:style-name="Standard"/>
      <text:list xml:id="list1270140967" text:style-name="L5">
        <text:list-item>
          <text:p text:style-name="P6">wifi_location(formatted_csv_path, i)</text:p>
        </text:list-item>
      </text:list>
      <text:p text:style-name="Standard"><text:tab/></text:p>
      <text:p text:style-name="Standard"><text:tab/>Arguments : formatted_csv_path – Takes as input the formatted wifi data creates for all the <text:soft-page-break/><text:tab/><text:tab/>user in previous module</text:p>
      <text:p text:style-name="Standard"><text:tab/><text:tab/>i – The room number</text:p>
      <text:p text:style-name="Standard"/>
      <text:p text:style-name="Standard"><text:tab/>Details : <text:s/>For every entry in formatted_wifi_csv this modules does two steps process <text:tab/><text:tab/><text:tab/>determine in/out location sattus for the user at a time. </text:p>
      <text:p text:style-name="Standard"><text:tab/><text:tab/>First, checks the availability of MAC for APs of the wing under experiment . </text:p>
      <text:p text:style-name="Standard"><text:tab/><text:tab/>Second, for the available MACs compares the rssi level with the <text:tab/><text:tab/><text:tab/><text:tab/><text:tab/>WIFI_THRESHOLD and accordingly the location is said to be in (1) </text:p>
      <text:p text:style-name="Standard"><text:tab/><text:tab/>if rssi(t) &gt;= WIFI_THRESHOLD</text:p>
      <text:p text:style-name="Standard"><text:tab/><text:tab/><text:tab/>location =&gt; in(1)</text:p>
      <text:p text:style-name="Standard"><text:tab/><text:tab/>else if rssi(t) &lt; WIFI_THRESHOLD</text:p>
      <text:p text:style-name="Standard"><text:tab/><text:tab/><text:tab/>location =&gt; out(0)</text:p>
      <text:p text:style-name="Standard"/>
      <text:p text:style-name="Standard"><text:tab/><text:tab/>And finally creates a table with entries as following:</text:p>
      <text:p text:style-name="Standard"><text:tab/><text:tab/>timestamp, location</text:p>
      <text:p text:style-name="Standard"><text:tab/><text:tab/>timestamp takes 13 digit integer value and location takes binary (0/1) values </text:p>
      <text:p text:style-name="Standard"/>
      <text:p text:style-name="Standard"># 'Filling in missing samples'</text:p>
      <text:p text:style-name="Standard"><text:tab/></text:p>
      <text:list xml:id="list1199669391" text:style-name="L6">
        <text:list-item>
          <text:p text:style-name="P7">fill_missing_samples(USER_LOCATION_PATH)</text:p>
        </text:list-item>
      </text:list>
      <text:p text:style-name="Standard"/>
      <text:p text:style-name="Standard"><text:tab/>Arguments : USER_LOCATION_PATH – The folder at this path contains the location(0/1) <text:tab/><text:tab/>csv for each user created in the previous module.</text:p>
      <text:p text:style-name="Standard"/>
      <text:p text:style-name="Standard"><text:tab/>Returns : A table with entries :</text:p>
      <text:p text:style-name="Standard"><text:tab/><text:tab/><text:tab/>timestamp , location</text:p>
      <text:p text:style-name="Standard"><text:tab/><text:tab/>timestamp 13 digit integer and location (0/1) entries as calculated from above <text:tab/><text:tab/><text:tab/>modules.</text:p>
      <text:p text:style-name="Standard"/>
      <text:p text:style-name="Standard"><text:tab/>Details : This module assures that if a sample is missing for a timestamp then by satisfying <text:tab/><text:tab/>some condtions the missing timestamp and value is added to the csv .</text:p>
      <text:p text:style-name="Standard"/>
      <text:p text:style-name="Standard"><text:tab/><text:tab/>If a sample(ti - t(i+n)) <text:s/>is missing:</text:p>
      <text:p text:style-name="Standard"><text:tab/><text:tab/><text:tab/>if <text:s/>[t(i) – t(i+1)] &gt; MIN_STAY :</text:p>
      <text:p text:style-name="Standard"><text:tab/><text:tab/><text:tab/><text:tab/>add sample for (t[i]- t[i+1]) time with location =&gt; 0</text:p>
      <text:p text:style-name="Standard"><text:tab/><text:tab/><text:tab/>else if <text:s/>[t(i) – t(i+1)] &lt;= MIN_STAY :</text:p>
      <text:p text:style-name="Standard"><text:tab/><text:tab/><text:tab/><text:tab/>add sample for [t(i) – t(i+1)] with location =&gt; 1</text:p>
      <text:p text:style-name="Standard"><text:tab/><text:tab/>After this process , all the csv have now samples at all the timestamps from <text:tab/><text:tab/><text:tab/>min_timestamp to max_timestamp</text:p>
      <text:p text:style-name="Standard"/>
      <text:p text:style-name="Standard"><text:tab/>One of the sub-modules used in this module is as follows:</text:p>
      <text:p text:style-name="Standard"/>
      <text:p text:style-name="Standard"><text:tab/>a. min_timestamp, max_timestamp = max_min_timestamp(USER_LOCATION_PATH)</text:p>
      <text:p text:style-name="Standard"><text:tab/></text:p>
      <text:p text:style-name="Standard"><text:tab/><text:tab/>Arguments : USER_LOCATION_PATH - The folder at this path contains the <text:tab/><text:tab/><text:tab/><text:tab/>location(0/1) csv for each user created in the previous module.</text:p>
      <text:p text:style-name="Standard"/>
      <text:p text:style-name="Standard"><text:tab/><text:tab/>Returns : min_timestamp – The start time</text:p>
      <text:p text:style-name="Standard"><text:tab/><text:tab/><text:tab/>max_timestamp – The end timestamp</text:p>
      <text:p text:style-name="Standard"/>
      <text:p text:style-name="Standard"><text:soft-page-break/><text:tab/><text:tab/>Details : This modules extracts the minimum and maximum timestamp available <text:tab/><text:tab/><text:tab/>from the available wifi data from amongst all the users.</text:p>
      <text:p text:style-name="Standard"/>
      <text:p text:style-name="Standard"># Step 4 : Determine Overlapping/Non-Overlapping users location</text:p>
      <text:p text:style-name="Standard"/>
      <text:list xml:id="list395725009" text:style-name="L7">
        <text:list-item>
          <text:p text:style-name="P8">df_set = overlapping_non_overlapping_sets(user_location_table)</text:p>
          <text:p text:style-name="P8">Arguments : user_location_table – This table contains the location entries along with <text:tab/><text:tab/><text:tab/><text:tab/><text:tab/><text:tab/>timestamp for all the rooms </text:p>
        </text:list-item>
      </text:list>
      <text:p text:style-name="Standard"><text:tab/>Returns : df_location_room_set – The table with entries as follows:</text:p>
      <text:p text:style-name="Standard"><text:tab/><text:tab/><text:tab/><text:tab/><text:tab/>start_time,end_time,room_set</text:p>
      <text:p text:style-name="Standard"><text:tab/><text:tab/><text:tab/><text:tab/><text:tab/>1386236047,1386239468,"4,3"</text:p>
      <text:p text:style-name="Standard"><text:tab/><text:tab/>This module find all the overlapping and non-overlapping sets . </text:p>
      <text:p text:style-name="Standard"><text:tab/><text:tab/>start_time is the start time of a set (overlapping/non-overlapping)</text:p>
      <text:p text:style-name="Standard"><text:tab/><text:tab/>end_time is the end time of a set(overlapping/non-overlapping)</text:p>
      <text:p text:style-name="Standard"><text:tab/><text:tab/>room_set is the set of roms in the overlap / non-overlap for the start and end time slot</text:p>
      <text:p text:style-name="Standard"/>
      <text:p text:style-name="Standard"><text:tab/>This module has several sub-modules as follows :</text:p>
      <text:p text:style-name="Standard"><text:tab/></text:p>
      <text:p text:style-name="Standard"><text:tab/>a. df = users_location_table(USER_LOCATION_FORMATTED_PATH)</text:p>
      <text:p text:style-name="Standard"><text:tab/><text:tab/>Arguments : user_location_formatted_path contains the location csvs for all the user <text:tab/><text:tab/><text:tab/>after filling missing samples.</text:p>
      <text:list xml:id="list1022875025" text:continue-numbering="true" text:style-name="L7">
        <text:list-item>
          <text:list>
            <text:list-item>
              <text:list>
                <text:list-header>
                  <text:p text:style-name="P8">Returns : A table with entries as follows:</text:p>
                  <text:list>
                    <text:list-item>
                      <text:list>
                        <text:list-header>
                          <text:p text:style-name="P8">timestamp, room1, room2, ....., roomn</text:p>
                          <text:p text:style-name="P8">1325673465783, 0, 0, ......,1</text:p>
                          <text:p text:style-name="P8">roomn contains value 0/1 (location)</text:p>
                          <text:p text:style-name="P8">timestamp a 13 digit integer value</text:p>
                        </text:list-header>
                      </text:list>
                    </text:list-item>
                  </text:list>
                </text:list-header>
              </text:list>
            </text:list-item>
          </text:list>
        </text:list-item>
      </text:list>
      <text:p text:style-name="Standard"><text:tab/><text:tab/>Details : Creates a table from the location tables created after filling missing samples <text:tab/><text:tab/><text:tab/><text:tab/>in previous module.</text:p>
      <text:p text:style-name="Standard"><text:tab/>b. df = get_rooms_corresponding_loc_set(user_location_table)</text:p>
      <text:p text:style-name="Standard"><text:tab/><text:tab/></text:p>
      <text:p text:style-name="Standard"><text:tab/><text:tab/>Arguments : user_location_table – This table contains the timestamp, location entries <text:tab/><text:tab/><text:tab/><text:tab/>for all the rooms as calculated from the above module</text:p>
      <text:p text:style-name="Standard"><text:tab/><text:tab/>Returns : df – A table with entries as follows:</text:p>
      <text:list xml:id="list698315290" text:continue-numbering="true" text:style-name="L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8">timestamp, rooms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tab/><text:tab/><text:tab/><text:tab/>1325673465783, “3,4”</text:p>
      <text:p text:style-name="Standard"><text:tab/><text:tab/><text:tab/><text:tab/>where rooms containg actual room number and this is replaced by the <text:tab/><text:tab/><text:tab/><text:tab/>entry 1 in the column for room number in previous module table entry <text:tab/><text:tab/><text:tab/><text:tab/>and if entry in room number column is a 0 , then just dont append that <text:tab/><text:tab/><text:tab/><text:tab/>room in the room list for that row.</text:p>
      <text:p text:style-name="Standard"/>
      <text:p text:style-name="Standard"/>
      <text:p text:style-name="Standard"/>
      <text:p text:style-name="Standard">7.df_nonoverlap_window_edges, df_nonoverlap_df = roomset_edge_association(edge_light_df, edge_power_df, 'nonoverlap')</text:p>
      <text:p text:style-name="Standard"><text:tab/>Arguments : edge_light_df – The list of all the edges in light meter (rise as well as fall)</text:p>
      <text:p text:style-name="Standard"><text:tab/><text:tab/> <text:s text:c="8"/>edge_power_df – The list of all the edges in power meter ( <text:s/>rise as well as fall <text:tab/><text:tab/><text:tab/>edges set)</text:p>
      <text:p text:style-name="Standard"><text:tab/></text:p>
      <text:p text:style-name="Standard"><text:tab/>Returns : df_non_overlap_window_edges – The list of dataframe consisting of entries as <text:tab/><text:tab/><text:tab/><text:tab/><text:tab/><text:tab/><text:tab/>following : </text:p>
      <text:p text:style-name="Standard"><text:soft-page-break/><text:tab/><text:tab/><text:tab/><text:tab/><text:tab/></text:p>
      <text:p text:style-name="Standard"><text:tab/><text:tab/><text:tab/><text:tab/>start_time, end_time, edge_light_indices, edge_power_indices, rooms</text:p>
      <text:p text:style-name="Standard"><text:tab/><text:tab/><text:tab/><text:tab/>.................</text:p>
      <text:p text:style-name="Standard"><text:tab/><text:tab/><text:tab/><text:tab/>where start_time is the start time for the set </text:p>
      <text:p text:style-name="Standard"><text:tab/><text:tab/><text:tab/><text:tab/>end_time is the end time for the set</text:p>
      <text:p text:style-name="Standard"><text:tab/><text:tab/><text:tab/><text:tab/>edge_light_indices are the edge indices of light meter falling in the <text:tab/><text:tab/><text:tab/><text:tab/>start_time and end_time for the room set</text:p>
      <text:p text:style-name="Standard"><text:tab/><text:tab/><text:tab/><text:tab/>rooms is the room set for the slot of start_time and end_time</text:p>
      <text:p text:style-name="Standard"/>
      <text:p text:style-name="Standard"><text:tab/><text:tab/>Details : The module find all the edges from light and power meter which falls in the <text:tab/><text:tab/><text:tab/>range of start_time and end_time , indices for all the rows corresponding to <text:tab/><text:tab/><text:tab/>those edges are appended to a list and finally a row conatining this list and the <text:tab/><text:tab/><text:tab/>entries listed above is created and appended toa dataframe. </text:p>
      <text:p text:style-name="Standard"/>
      <text:list xml:id="list1963767777" text:style-name="L8">
        <text:list-header>
          <text:p text:style-name="P9"/>
        </text:list-header>
      </text:list>
      <text:p text:style-name="Standard"><text:tab/><text:tab/><text:tab/><text:tab/><text:tab/></text:p>
      <text:p text:style-name="Standard"><text:tab/>The module has following sub-modules:</text:p>
      <text:p text:style-name="Standard"/>
      <text:p text:style-name="Standard"><text:tab/>a. overlap_idx, non_overlap_idx <text:tab/><text:tab/><text:tab/><text:tab/><text:tab/><text:tab/><text:tab/>=separate_overlapping_nonOverlapping_sets(df_revised_user_location_table)</text:p>
      <text:p text:style-name="Standard"/>
      <text:p text:style-name="Standard"><text:tab/><text:tab/>Arguments : df_revised_user_location_table – The table is the table from above <text:tab/><text:tab/><text:tab/>module get_room_corresponding_location()</text:p>
      <text:p text:style-name="Standard"><text:tab/><text:tab/></text:p>
      <text:p text:style-name="Standard"><text:tab/><text:tab/>Returns : overlap_idx – The list of all the indices which have non-overlapping rooms </text:p>
      <text:p text:style-name="Standard"><text:tab/><text:tab/><text:tab/> <text:s text:c="2"/>non-overlap_idx – The list of all the indices which has overlapping room <text:tab/><text:tab/><text:tab/><text:tab/>sets(more than one room in same start and end time)</text:p>
      <text:p text:style-name="Standard"/>
      <text:p text:style-name="Standard"><text:tab/><text:tab/>Details : The module finds all the indices from power and light meter which are <text:tab/><text:tab/><text:tab/><text:tab/>overlapping and non-overlapping and returns them for furthur processing.</text:p>
      <text:p text:style-name="Standard"/>
      <text:p text:style-name="Standard"><text:tab/></text:p>
      <text:p text:style-name="Standard"><text:tab/></text:p>
      <text:list xml:id="list323525332" text:continue-numbering="true" text:style-name="L8">
        <text:list-item>
          <text:p text:style-name="P9">df_nonoverlap_power_events, df_nonoverlap_light_events = nonoverlap_event_association(df_nonoverlap_window_edges, df_nonoverlap_df, edge_light_df, edge_power_df )</text:p>
        </text:list-item>
      </text:list>
      <text:p text:style-name="Standard"><text:tab/><text:tab/></text:p>
      <text:p text:style-name="Standard"><text:tab/>Arguments : </text:p>
      <text:p text:style-name="Standard"/>
      <text:p text:style-name="Standard"><text:tab/>Returns : </text:p>
      <text:p text:style-name="Standard"/>
      <text:p text:style-name="Standard"><text:tab/>Details : </text:p>
      <text:p text:style-name="Standard"/>
      <text:p text:style-name="Standard"><text:tab/>The sub-modules called in this module are as follows:</text:p>
      <text:p text:style-name="Standard"><text:tab/></text:p>
      <text:p text:style-name="Standard"><text:tab/>a. df_nonoverlap_power_events = <text:tab/><text:tab/><text:tab/><text:tab/>nonoverlap_room_event_mapping(df_nonoverlap_window_edges, edge_power_df, <text:tab/><text:tab/><text:tab/>df_metadata_rooms, type)</text:p>
      <text:p text:style-name="Standard"><text:tab/></text:p>
      <text:p text:style-name="Standard"><text:tab/><text:tab/>Arguments : df_nonoverlap_window_edges – The list all the edges falling in <text:tab/><text:soft-page-break/><text:tab/><text:tab/>nonoverlapping sets found in the above module roomset_edge_association</text:p>
      <text:p text:style-name="Standard"/>
      <text:p text:style-name="Standard"><text:tab/><text:tab/>df_metadata_rooms – It contains metadata about the rooms and associated phase and <text:tab/><text:tab/><text:tab/><text:tab/><text:tab/>appliance and the magnitude for those appliance per room</text:p>
      <text:p text:style-name="Standard"/>
      <text:p text:style-name="Standard"><text:tab/><text:tab/>type – The meter power or light for which the events are determined and then the <text:tab/><text:tab/><text:tab/>edge_light_df or edge_power_df </text:p>
      <text:p text:style-name="Standard"/>
      <text:p text:style-name="Standard"><text:tab/><text:tab/>Returns : df_nonoverlap_events –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ilja </meta:initial-creator>
    <meta:creation-date>2014-02-05T13:20:36</meta:creation-date>
    <dc:date>2014-02-10T14:42:49</dc:date>
    <dc:creator>shailja </dc:creator>
    <meta:editing-duration>PT3H52M21S</meta:editing-duration>
    <meta:editing-cycles>65</meta:editing-cycles>
    <meta:generator>LibreOffice/3.5$Linux_x86 LibreOffice_project/350m1$Build-2</meta:generator>
    <meta:document-statistic meta:table-count="0" meta:image-count="0" meta:object-count="0" meta:page-count="6" meta:paragraph-count="156" meta:word-count="1581" meta:character-count="10799" meta:non-whitespace-character-count="8855"/>
  </office:meta>
</office:document-meta>
</file>